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acb3" officeooo:paragraph-rsid="00172848" style:font-weight-asian="bold" style:font-weight-complex="bold"/>
    </style:style>
    <style:style style:name="P2" style:family="paragraph" style:parent-style-name="Standard">
      <style:text-properties officeooo:rsid="0012acb3" officeooo:paragraph-rsid="00172848"/>
    </style:style>
    <style:style style:name="P3" style:family="paragraph" style:parent-style-name="Standard">
      <style:text-properties officeooo:rsid="0015d283" officeooo:paragraph-rsid="00172848"/>
    </style:style>
    <style:style style:name="P4" style:family="paragraph" style:parent-style-name="Standard">
      <style:text-properties officeooo:rsid="001622be" officeooo:paragraph-rsid="00172848"/>
    </style:style>
    <style:style style:name="P5" style:family="paragraph" style:parent-style-name="Standard">
      <style:text-properties officeooo:rsid="00182f8b" officeooo:paragraph-rsid="00172848"/>
    </style:style>
    <style:style style:name="P6" style:family="paragraph" style:parent-style-name="Standard">
      <style:text-properties officeooo:rsid="0019bbb0" officeooo:paragraph-rsid="00172848"/>
    </style:style>
    <style:style style:name="P7" style:family="paragraph" style:parent-style-name="Standard">
      <style:text-properties fo:font-weight="bold" officeooo:rsid="0019bbb0" officeooo:paragraph-rsid="0017e86e" style:font-weight-asian="bold" style:font-weight-complex="bold"/>
    </style:style>
    <style:style style:name="P8" style:family="paragraph" style:parent-style-name="Standard">
      <style:text-properties officeooo:rsid="0019bbb0" officeooo:paragraph-rsid="0017e86e"/>
    </style:style>
    <style:style style:name="P9" style:family="paragraph" style:parent-style-name="Standard">
      <style:text-properties officeooo:rsid="001c3ab5" officeooo:paragraph-rsid="0017e86e"/>
    </style:style>
    <style:style style:name="T1" style:family="text">
      <style:text-properties officeooo:rsid="00188aee"/>
    </style:style>
    <style:style style:name="T2" style:family="text">
      <style:text-properties officeooo:rsid="0012acb3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ie </text:span>Kardinalzahlen - <text:span text:style-name="T1">The </text:span>Cardinal <text:span text:style-name="T1">N</text:span>umbers</text:p>
      <text:p text:style-name="P2"/>
      <text:p text:style-name="P3">[number] + t + -er/es/e</text:p>
      <text:p text:style-name="P2"/>
      <text:p text:style-name="P3">erst<text:span text:style-name="T2"> -er/es/e</text:span></text:p>
      <text:p text:style-name="P3">nächste <text:span text:style-name="T2"><text:s/>-er/es/e</text:span></text:p>
      <text:p text:style-name="P3">dies <text:span text:style-name="T2"><text:s/>-er/es/e</text:span></text:p>
      <text:p text:style-name="P3">letzt<text:span text:style-name="T2"> -er/es/e</text:span></text:p>
      <text:p text:style-name="P2"/>
      <text:p text:style-name="P2">erst -er/es/e*</text:p>
      <text:p text:style-name="P2">zweit -er/es/e</text:p>
      <text:p text:style-name="P2">dritt -er/es/e*</text:p>
      <text:p text:style-name="P2">viert -er/es/e</text:p>
      <text:p text:style-name="P2">fünft -er/es/e</text:p>
      <text:p text:style-name="P2">sechst -er/es/e</text:p>
      <text:p text:style-name="P2">siebt / siebent -er/es/e*</text:p>
      <text:p text:style-name="P2">acht -er/es/e</text:p>
      <text:p text:style-name="P2">neunt -er/es/e</text:p>
      <text:p text:style-name="P2">zehnt -er/es/e</text:p>
      <text:p text:style-name="P2"/>
      <text:p text:style-name="P4">zwanzig -st<text:span text:style-name="T2">-er/es/e</text:span></text:p>
      <text:p text:style-name="P4">dreißig -st<text:span text:style-name="T2">-er/es/e</text:span></text:p>
      <text:p text:style-name="P4">vierzig -st<text:span text:style-name="T2">-er/es/e</text:span></text:p>
      <text:p text:style-name="P4"/>
      <text:p text:style-name="P5">hundert -st<text:span text:style-name="T2">-er/es/e</text:span></text:p>
      <text:p text:style-name="P5">tausend -st<text:span text:style-name="T2">-er/es/e</text:span></text:p>
      <text:p text:style-name="P6"/>
      <text:p text:style-name="P6"/>
      <text:p text:style-name="P7">der Bruch / die Brüche - the fraction / fractions</text:p>
      <text:p text:style-name="P8"/>
      <text:p text:style-name="P9">[number] + (s)tel</text:p>
      <text:p text:style-name="P8"/>
      <text:p text:style-name="P8">die Hälfte / die Hälften - the half</text:p>
      <text:p text:style-name="P8">das Drittel / die Drittel - the third</text:p>
      <text:p text:style-name="P8">das Viertel / die Viertel - the quarter</text:p>
      <text:p text:style-name="P8">das Fünftel / die Fünftel - the fitht</text:p>
      <text:p text:style-name="P8">das Zehntel - 1/<text:span text:style-name="T3">10</text:span></text:p>
      <text:p text:style-name="P8">das Zwanzigstel - 1/20</text:p>
      <text:p text:style-name="P8">das Dreißigstel - 1/30</text:p>
      <text:p text:style-name="P8">das Hundertstel - 1/100</text:p>
      <text:p text:style-name="P8">das Tausendstel - 1/1.000</text:p>
      <text:p text:style-name="P8">das Einhundertausendstel - 1/100.000</text:p>
      <text:p text:style-name="P8">das Millionstel - 1/1.000.00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16:19:17.193887700</meta:creation-date>
    <dc:date>2025-11-14T16:20:54.775286200</dc:date>
    <meta:editing-duration>PT1M37S</meta:editing-duration>
    <meta:editing-cycles>3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34" meta:word-count="124" meta:character-count="758" meta:non-whitespace-character-count="666"/>
  </office:meta>
</office:document-meta>
</file>